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P6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7" style:family="paragraph" style:parent-style-name="Standard">
      <style:text-properties style:font-name="Cambria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Visit Website</text:p>
      <text:p text:style-name="P2"><text:span text:style-name="T1">Description:</text:span><text:s text:c="2"/>Allows the User to easily access and view a Service's website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the Service Results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opens the Operating System's default web browsing application to the Service's website URL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2">
        <text:list-item>
          <text:p text:style-name="P3">The User presses on the Service's website URL.</text:p>
        </text:list-item>
        <text:list-item>
          <text:p text:style-name="P3">The App displays a Prompt that asks the User if they would like to visit the Service's website.</text:p>
        </text:list-item>
        <text:list-item>
          <text:p text:style-name="P3">The User presses on the Prompt's yes button.</text:p>
        </text:list-item>
        <text:list-item>
          <text:p text:style-name="P3">The App requests that the Operating System opens its default web browsing application to the Service's website URL.</text:p>
        </text:list-item>
        <text:list-item>
          <text:p text:style-name="P3">The web browsing application launches and takes focus.</text:p>
        </text:list-item>
      </text:list>
      <text:p text:style-name="P5"/>
      <text:p text:style-name="P1"><text:span text:style-name="T1">Alternate Flow 1:</text:span><text:s/></text:p>
      <text:p text:style-name="P6">3A. <text:s text:c="2"/>The User presses on the Prompt's no button.</text:p>
      <text:p text:style-name="P6">4A. <text:s text:c="2"/>The App displays the Service Results Screen.</text:p>
      <text:p text:style-name="P5"/>
      <text:p text:style-name="P1"><text:span text:style-name="T1">Alternate Flow 2:</text:span><text:s/></text:p>
      <text:p text:style-name="P6">1B. <text:s text:c="2"/>The App receives an interrupt signal from the operating system and loses focus.</text:p>
      <text:p text:style-name="P6">2B. <text:s text:c="2"/>The 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